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2.697cm"/>
    </style:style>
    <style:style style:family="table-column" style:name="co4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style:diagonal-bl-tr="none" style:rotation-align="none" fo:border="none" style:diagonal-tl-br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2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 table:number-columns-repeated="4"/>
        <table:table-column table:style-name="co4" table:default-cell-style-name="ce8" table:number-columns-repeated="251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4: Hoofden van gezinnen en afzonderlijk levende personen zonder beroep</text:p>
          </table:table-cell>
          <table:table-cell table:style-name="ce9" table:number-columns-repeated="4"/>
          <table:table-cell table:style-name="ce21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6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0"/>
          <table:table-cell table:style-name="ce26" table:number-columns-repeated="1018"/>
        </table:table-row>
        <table:table-row table:style-name="ro3">
          <table:covered-table-cell table:style-name="ce4"/>
          <table:table-cell table:style-name="ce10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table:style-name="ce26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2"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711" office:value-type="float">
            <text:p>711</text:p>
          </table:table-cell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6]" ns41:value-type="float" table:style-name="TL Data" office:value-type="float" office:value="625">
            <text:p>625</text:p>
          </table:table-cell>
          <table:table-cell table:formula="of:=[.D6]" ns41:value-type="float" table:style-name="TL Data" office:value-type="float" office:value="330">
            <text:p>330</text:p>
          </table:table-cell>
          <table:table-cell table:formula="of:=[.E6]" ns41:value-type="float" table:style-name="TL Data" office:value-type="float" office:value="1602">
            <text:p>1602</text:p>
          </table:table-cell>
          <table:table-cell table:formula="of:=[.F6]" ns41:value-type="float" table:style-name="TL Data" office:value-type="float" office:value="711">
            <text:p>711</text:p>
          </table:table-cell>
          <table:table-cell table:style-name="ce28" table:number-columns-repeated="1018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table:style-name="ce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23" office:value-type="float">
            <text:p>123</text:p>
          </table:table-cell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Baarn</text:p>
          </table:table-cell>
          <table:table-cell table:style-name="ce2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5" office:value-type="float">
            <text:p>25</text:p>
          </table:table-cell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 table:style-name="ce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" office:value-type="float">
            <text:p>19</text:p>
          </table:table-cell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 table:style-name="ce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3" office:value-type="float">
            <text:p>53</text:p>
          </table:table-cell>
          <table:table-cell table:style-name="ce27"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8]+[.C9]+[.C10]+[.C11]" ns41:value-type="float" table:style-name="TL Data" office:value-type="float" office:value="442">
            <text:p>442</text:p>
          </table:table-cell>
          <table:table-cell table:formula="of:=[.D8]+[.D9]+[.D10]+[.D11]" ns41:value-type="float" table:style-name="TL Data" office:value-type="float" office:value="38">
            <text:p>38</text:p>
          </table:table-cell>
          <table:table-cell table:formula="of:=[.E8]+[.E9]+[.E10]+[.E11]" ns41:value-type="float" table:style-name="TL Data" office:value-type="float" office:value="681">
            <text:p>681</text:p>
          </table:table-cell>
          <table:table-cell table:formula="of:=[.F8]+[.F9]+[.F10]+[.F11]" ns41:value-type="float" table:style-name="TL Data" office:value-type="float" office:value="220">
            <text:p>220</text:p>
          </table:table-cell>
          <table:table-cell table:style-name="ce28" table:number-columns-repeated="1018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 table:style-name="ce2"/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596" office:value-type="float">
            <text:p>596</text:p>
          </table:table-cell>
          <table:table-cell table:style-name="ce27" table:number-columns-repeated="1018"/>
        </table:table-row>
        <table:table-row table:style-name="ro1">
          <table:table-cell ns41:value-type="string" table:style-name="TL RowHeader" office:value-type="string">
            <text:p>Agemeen totaal</text:p>
          </table:table-cell>
          <table:table-cell table:style-name="ce2"/>
          <table:table-cell table:formula="of:=[.C7]+[.C12]+[.C13]" ns41:value-type="float" table:style-name="TL Data" office:value-type="float" office:value="1983">
            <text:p>1983</text:p>
          </table:table-cell>
          <table:table-cell table:formula="of:=[.D7]+[.D12]+[.D13]" ns41:value-type="float" table:style-name="TL Data" office:value-type="float" office:value="474">
            <text:p>474</text:p>
          </table:table-cell>
          <table:table-cell table:formula="of:=[.E7]+[.E12]+[.E13]" ns41:value-type="float" table:style-name="TL Data" office:value-type="float" office:value="4659">
            <text:p>4659</text:p>
          </table:table-cell>
          <table:table-cell table:formula="of:=[.F7]+[.F12]+[.F13]" ns41:value-type="float" table:style-name="TL Data" office:value-type="float" office:value="1527">
            <text:p>1527</text:p>
          </table:table-cell>
          <table:table-cell table:style-name="ce28" table:number-columns-repeated="1018"/>
        </table:table-row>
        <table:table-row table:style-name="ro4" table:number-rows-repeated="4">
          <table:table-cell table:number-columns-repeated="6"/>
          <table:table-cell table:style-name="ce27"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40:08</dc:date>
    <meta:document-statistic meta:object-count="0" meta:cell-count="53" meta:table-count="1"/>
    <meta:generator>ODFPY/1.3.0dev</meta:generator>
  </office:meta>
</office:document-meta>
</file>